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f9af5"/>
    </style:style>
    <style:style style:name="P2" style:family="paragraph" style:parent-style-name="Header">
      <style:text-properties officeooo:paragraph-rsid="001e7795"/>
    </style:style>
    <style:style style:name="P3" style:family="paragraph" style:parent-style-name="Text_20_body">
      <style:text-properties officeooo:paragraph-rsid="001b8713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>
      <style:text-properties officeooo:paragraph-rsid="001b8713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officeooo:rsid="001f0c41"/>
    </style:style>
    <style:style style:name="T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3" style:family="text">
      <style:text-properties officeooo:rsid="001f9af5"/>
    </style:style>
    <style:style style:name="T4" style:family="text">
      <style:text-properties officeooo:rsid="002166fe"/>
    </style:style>
    <style:style style:name="T5" style:family="text">
      <style:text-properties officeooo:rsid="0022aac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valuación Heurística: Informe <text:span text:style-name="T3">final </text:span>de recomendaciones sobre <text:a xlink:type="simple" xlink:href="http://www.sitio-evaluado.com/" text:style-name="Internet_20_link" text:visited-style-name="Visited_20_Internet_20_Link"><text:span text:style-name="T4">http://www.sitio-evaluado.com/</text:span></text:a> </text:p>
      <text:p text:style-name="Text_20_body"/>
      <text:table-of-content text:style-name="Sect1" text:protected="true" text:name="Sumario1">
        <text:table-of-content-source text:outline-level="2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"><text:a xlink:type="simple" xlink:href="#__RefHeading___Toc1312_1263327447" text:style-name="Index_20_Link" text:visited-style-name="Index_20_Link">1. Principios de Usabilidad<text:tab/>2</text:a></text:p>
          <text:p text:style-name="P5"><text:a xlink:type="simple" xlink:href="#__RefHeading___Toc1314_1263327447" text:style-name="Index_20_Link" text:visited-style-name="Index_20_Link">1.1. Estética y diseño minimalista<text:tab/>2</text:a></text:p>
          <text:p text:style-name="P5"><text:a xlink:type="simple" xlink:href="#__RefHeading___Toc1316_1263327447" text:style-name="Index_20_Link" text:visited-style-name="Index_20_Link">1.2. Flexibilidad y eficiencia de uso<text:tab/>3</text:a></text:p>
          <text:p text:style-name="P5"><text:a xlink:type="simple" xlink:href="#__RefHeading___Toc1318_1263327447" text:style-name="Index_20_Link" text:visited-style-name="Index_20_Link">1.3. Reconocimiento mejor que recuerdo<text:tab/>4</text:a></text:p>
          <text:p text:style-name="P5"><text:a xlink:type="simple" xlink:href="#__RefHeading___Toc1320_1263327447" text:style-name="Index_20_Link" text:visited-style-name="Index_20_Link">1.4. Control del usuario y grado de libertad<text:tab/>5</text:a></text:p>
          <text:p text:style-name="P5"><text:a xlink:type="simple" xlink:href="#__RefHeading___Toc1322_1263327447" text:style-name="Index_20_Link" text:visited-style-name="Index_20_Link">1.5. Ayuda y documentación<text:tab/>6</text:a></text:p>
          <text:p text:style-name="P5"><text:a xlink:type="simple" xlink:href="#__RefHeading___Toc1324_1263327447" text:style-name="Index_20_Link" text:visited-style-name="Index_20_Link">1.6. Visibilidad del estado del sistema<text:tab/>7</text:a></text:p>
          <text:p text:style-name="P5"><text:a xlink:type="simple" xlink:href="#__RefHeading___Toc1326_1263327447" text:style-name="Index_20_Link" text:visited-style-name="Index_20_Link">1.7. Correspondencia entre el sistema y el mundo real<text:tab/>8</text:a></text:p>
          <text:p text:style-name="P5"><text:a xlink:type="simple" xlink:href="#__RefHeading___Toc1328_1263327447" text:style-name="Index_20_Link" text:visited-style-name="Index_20_Link">1.8. Consistencia y estándares<text:tab/>9</text:a></text:p>
          <text:p text:style-name="P5"><text:a xlink:type="simple" xlink:href="#__RefHeading___Toc1330_1263327447" text:style-name="Index_20_Link" text:visited-style-name="Index_20_Link">1.9. Ayuda a los usuarios a reconocer, diagnosticar y recuperar errores<text:tab/>11</text:a></text:p>
          <text:p text:style-name="P4"><text:a xlink:type="simple" xlink:href="#__RefHeading___Toc1332_1263327447" text:style-name="Index_20_Link" text:visited-style-name="Index_20_Link">2. Resumen de problemas<text:tab/>12</text:a></text:p>
          <text:p text:style-name="P4"><text:a xlink:type="simple" xlink:href="#__RefHeading___Toc1334_1263327447" text:style-name="Index_20_Link" text:visited-style-name="Index_20_Link">3. Resumen de recomendaciones<text:tab/>12</text:a></text:p>
        </text:index-body>
      </text:table-of-content>
      <text:h text:style-name="P8" text:outline-level="1"/>
      <text:h text:style-name="P9" text:outline-level="1"><text:bookmark text:name="h.ydxnbstrfzu1"/><text:bookmark-start text:name="__RefHeading___Toc1312_1263327447"/><text:bookmark text:name="h.j859iwcq7uw2"/>Principios de Usabilidad<text:bookmark-end text:name="__RefHeading___Toc1312_1263327447"/></text:h>
      <text:h text:style-name="Heading_20_2" text:outline-level="2"><text:bookmark-start text:name="__RefHeading___Toc1314_1263327447"/><text:bookmark text:name="h.8bgi79ncrxew"/>Estética y diseño minimalista<text:bookmark-end text:name="__RefHeading___Toc1314_1263327447"/></text:h>
      <text:p text:style-name="P3">Las páginas no deben contener información irrelevante o innecesaria. Cada información extra compite con la información relevante y disminuye su visibilidad.</text:p>
      <text:h text:style-name="Heading_20_3" text:outline-level="3">En el caso que nos ocupa:</text:h>
      <text:list xml:id="list3563041802715943288" text:style-name="L1">
        <text:list-item>
          <text:p text:style-name="P6"/>
        </text:list-item>
      </text:list>
      <text:h text:style-name="Heading_20_3" text:outline-level="3">Recomendaríamos:</text:h>
      <text:list xml:id="list95958765982293" text:continue-numbering="true" text:style-name="L1">
        <text:list-item>
          <text:p text:style-name="P6"/>
        </text:list-item>
      </text:list>
      <text:h text:style-name="P10" text:outline-level="2"><text:bookmark text:name="h.8def5batc9pf"/><text:bookmark-start text:name="__RefHeading___Toc1316_1263327447"/><text:bookmark text:name="h.nocinckz5f5e"/>Flexibilidad y eficiencia de uso<text:bookmark-end text:name="__RefHeading___Toc1316_1263327447"/></text:h>
      <text:p text:style-name="P3">El sitio debe ser fácil de usar para usuarios inexpertos, pero también proporcionar atajos o aceleradores para usuarios avanzados.</text:p>
      <text:h text:style-name="Heading_20_3" text:outline-level="3">En el caso que nos ocupa:</text:h>
      <text:list xml:id="list95959149843412" text:continue-numbering="true" text:style-name="L1">
        <text:list-item>
          <text:p text:style-name="P6"/>
        </text:list-item>
      </text:list>
      <text:h text:style-name="Heading_20_3" text:outline-level="3">Recomendaríamos:</text:h>
      <text:list xml:id="list95960120706719" text:continue-numbering="true" text:style-name="L1">
        <text:list-item>
          <text:p text:style-name="P6"><text:bookmark text:name="h.44sphpwel34l"/></text:p>
        </text:list-item>
      </text:list>
      <text:h text:style-name="P10" text:outline-level="2"><text:bookmark text:name="h.c5vo58femhxj"/><text:bookmark-start text:name="__RefHeading___Toc1318_1263327447"/><text:bookmark text:name="h.3ie44oj7u0y7"/>Reconocimiento mejor que recuerdo<text:bookmark-end text:name="__RefHeading___Toc1318_1263327447"/></text:h>
      <text:p text:style-name="P3">Hacer visibles objetos, acciones y opciones para que el usuario no tenga por qué recordar información entre distintas secciones o partes del sitio web o aplicación.</text:p>
      <text:h text:style-name="Heading_20_3" text:outline-level="3">En el caso que nos ocupa:</text:h>
      <text:list xml:id="list95958451142499" text:continue-numbering="true" text:style-name="L1">
        <text:list-item>
          <text:p text:style-name="P6"/>
        </text:list-item>
      </text:list>
      <text:h text:style-name="Heading_20_3" text:outline-level="3">Recomendaríamos:</text:h>
      <text:list xml:id="list95959306379464" text:continue-numbering="true" text:style-name="L1">
        <text:list-item>
          <text:p text:style-name="P6"><text:bookmark text:name="h.gqow4yywsz02"/></text:p>
        </text:list-item>
      </text:list>
      <text:h text:style-name="P10" text:outline-level="2"><text:bookmark text:name="h.exmsuai29nuy"/><text:bookmark-start text:name="__RefHeading___Toc1320_1263327447"/><text:bookmark text:name="h.amcgcadjeggt"/>Control del usuario y grado de libertad<text:bookmark-end text:name="__RefHeading___Toc1320_1263327447"/></text:h>
      <text:p text:style-name="P3">El usuario debe tener el control del sistema, ser él el que decida.</text:p>
      <text:p text:style-name="P3">Se debe ofrecer siempre una forma de "salida de emergencia" como, por ejemplo, la opción para "saltar" animaciones de introducción.</text:p>
      <text:h text:style-name="Heading_20_3" text:outline-level="3">En el caso que nos ocupa:</text:h>
      <text:list xml:id="list95959488689710" text:continue-numbering="true" text:style-name="L1">
        <text:list-item>
          <text:p text:style-name="P6"/>
        </text:list-item>
      </text:list>
      <text:h text:style-name="Heading_20_3" text:outline-level="3">Recomendaríamos:</text:h>
      <text:list xml:id="list95959263718982" text:continue-numbering="true" text:style-name="L1">
        <text:list-item>
          <text:p text:style-name="P6"><text:bookmark text:name="h.8qqey6yn37f6"/></text:p>
        </text:list-item>
      </text:list>
      <text:h text:style-name="P10" text:outline-level="2"><text:bookmark text:name="h.i8sj7989wvvh"/><text:bookmark-start text:name="__RefHeading___Toc1322_1263327447"/><text:bookmark text:name="h.6ygq8fy191r0"/>Ayuda y documentación<text:bookmark-end text:name="__RefHeading___Toc1322_1263327447"/></text:h>
      <text:p text:style-name="P3">Incluso para sistemas simples que puedan ser usados sin documentación es conveniente incluir una sección de preguntas frecuentes. Esta puede ampliarse si se necesita. <text:s/></text:p>
      <text:p text:style-name="P3">Aunque es mejor que un sitio web se pueda utilizar sin necesidad de ayuda o documentación, en sitios web extensos o en procesos de interacción complejos se debe proporcionar información de ayuda al usuario.</text:p>
      <text:h text:style-name="Heading_20_3" text:outline-level="3">En el caso que nos ocupa:</text:h>
      <text:list xml:id="list95958677844233" text:continue-numbering="true" text:style-name="L1">
        <text:list-item>
          <text:p text:style-name="P6"/>
        </text:list-item>
      </text:list>
      <text:h text:style-name="Heading_20_3" text:outline-level="3">Recomendaríamos:</text:h>
      <text:list xml:id="list95960130067704" text:continue-numbering="true" text:style-name="L1">
        <text:list-item>
          <text:p text:style-name="P6"><text:bookmark text:name="h.treyjniqwh46"/></text:p>
        </text:list-item>
      </text:list>
      <text:h text:style-name="P10" text:outline-level="2"><text:bookmark text:name="h.y018nbvaquam"/><text:bookmark-start text:name="__RefHeading___Toc1324_1263327447"/><text:bookmark text:name="h.xrwi8mgfpjn0"/>Visibilidad del estado del sistema<text:bookmark-end text:name="__RefHeading___Toc1324_1263327447"/></text:h>
      <text:p text:style-name="P3">El sistema (o sitio web) siempre debe informar al usuario acerca de lo que está sucediendo, como por ejemplo, cuando en una interfaz tipo webmail se adjuntan ficheros a un mensaje, el sistema debe informar del hecho mostrando un mensaje de espera.</text:p>
      <text:h text:style-name="Heading_20_3" text:outline-level="3">En el caso que nos ocupa:</text:h>
      <text:list xml:id="list95960058135274" text:continue-numbering="true" text:style-name="L1">
        <text:list-item>
          <text:p text:style-name="P6"/>
        </text:list-item>
      </text:list>
      <text:h text:style-name="Heading_20_3" text:outline-level="3">Recomendaríamos:</text:h>
      <text:list xml:id="list95959767435306" text:continue-numbering="true" text:style-name="L1">
        <text:list-item>
          <text:p text:style-name="P6"><text:bookmark text:name="h.8yxyyn4vbb0r"/></text:p>
        </text:list-item>
      </text:list>
      <text:h text:style-name="P10" text:outline-level="2"><text:bookmark text:name="h.2j9rtiufqwc7"/><text:bookmark-start text:name="__RefHeading___Toc1326_1263327447"/><text:bookmark text:name="h.2o2g28bmxqqo"/>Correspondencia entre el sistema y el mundo real<text:bookmark-end text:name="__RefHeading___Toc1326_1263327447"/></text:h>
      <text:p text:style-name="P3">El sistema debe hablar el lenguaje del usuario, huyendo de tecnicismos incomprensibles o mensajes crípticos.</text:p>
      <text:h text:style-name="Heading_20_3" text:outline-level="3">En el caso que nos ocupa:</text:h>
      <text:list xml:id="list95958835319731" text:continue-numbering="true" text:style-name="L1">
        <text:list-item>
          <text:p text:style-name="P6"/>
        </text:list-item>
      </text:list>
      <text:h text:style-name="Heading_20_3" text:outline-level="3">Recomendaríamos:</text:h>
      <text:list xml:id="list95960436067139" text:continue-numbering="true" text:style-name="L1">
        <text:list-item>
          <text:p text:style-name="P6"><text:bookmark text:name="h.45j33x4dmfk7"/></text:p>
        </text:list-item>
      </text:list>
      <text:h text:style-name="P10" text:outline-level="2"><text:bookmark text:name="h.ew32zsffmdgo"/><text:bookmark-start text:name="__RefHeading___Toc1328_1263327447"/><text:bookmark text:name="h.1ufgakftiirq"/>Consistencia y estándares<text:bookmark-end text:name="__RefHeading___Toc1328_1263327447"/></text:h>
      <text:p text:style-name="P3">Consistencia en el estilo (enlaces iguales, pestañas iguales, etc.)</text:p>
      <text:p text:style-name="P3">Seguir estándares de diseño ampliamente aceptados:</text:p>
      <text:list xml:id="list95958412957709" text:continue-numbering="true" text:style-name="L1">
        <text:list-item>
          <text:p text:style-name="P6">Usar iconos conocidos y utilizados.</text:p>
        </text:list-item>
        <text:list-item>
          <text:p text:style-name="P6">Icono de la empresa con enlace a la home arriba a la izquierda.</text:p>
        </text:list-item>
        <text:list-item>
          <text:p text:style-name="P6">Menú en la parte superior.</text:p>
        </text:list-item>
        <text:list-item>
          <text:p text:style-name="P6">Opciones a la izquierda o a la derecha.</text:p>
        </text:list-item>
        <text:list-item>
          <text:p text:style-name="P6">Pie de página con un resumen del mapa de la web.</text:p>
        </text:list-item>
        <text:list-item>
          <text:p text:style-name="P6">Todas las páginas del sitio deben seguir la misma estructura.</text:p>
        </text:list-item>
      </text:list>
      <text:h text:style-name="Heading_20_3" text:outline-level="3">En el caso que nos ocupa:</text:h>
      <text:list xml:id="list95960084424664" text:continue-numbering="true" text:style-name="L1">
        <text:list-item>
          <text:p text:style-name="P6"/>
        </text:list-item>
      </text:list>
      <text:h text:style-name="Heading_20_3" text:outline-level="3">Recomendaríamos:</text:h>
      <text:list xml:id="list95960304527789" text:continue-numbering="true" text:style-name="L1">
        <text:list-item>
          <text:p text:style-name="P6"><text:bookmark text:name="h.lyfg6wc63qzi"/></text:p>
        </text:list-item>
      </text:list>
      <text:h text:style-name="P10" text:outline-level="2"><text:bookmark text:name="h.r6nke7pe2hv8"/><text:bookmark-start text:name="__RefHeading___Toc1330_1263327447"/><text:bookmark text:name="h.kpjvkuatvqx5"/>Ayuda a los usuarios a reconocer, diagnosticar y recuperar errores<text:bookmark-end text:name="__RefHeading___Toc1330_1263327447"/></text:h>
      <text:p text:style-name="P3">Los mensajes de error deben expresar claramente cuál ha sido la causa del problema.</text:p>
      <text:p text:style-name="P3">También deben sugerir las posibles alternativas o soluciones, como por ejemplo mensajes del tipo "Usted quiso decir...".</text:p>
      <text:p text:style-name="P3">Además se debe guardar el contenido introducido por el usuario para que no tenga que volver introducirlo y pueda subsanar el error.</text:p>
      <text:h text:style-name="Heading_20_3" text:outline-level="3">En el caso que nos ocupa:</text:h>
      <text:list xml:id="list95958764135160" text:continue-numbering="true" text:style-name="L1">
        <text:list-item>
          <text:p text:style-name="P6"/>
        </text:list-item>
      </text:list>
      <text:h text:style-name="Heading_20_3" text:outline-level="3">Recomendaríamos:</text:h>
      <text:list xml:id="list95958810238865" text:continue-numbering="true" text:style-name="L1">
        <text:list-item>
          <text:p text:style-name="P6"><text:bookmark text:name="h.x3t67h6rktn2"/></text:p>
        </text:list-item>
      </text:list>
      <text:h text:style-name="P9" text:outline-level="1"><text:bookmark text:name="h.ecv1vgvkz885"/><text:bookmark-start text:name="__RefHeading___Toc1332_1263327447"/><text:bookmark text:name="h.edb8o5e4n0w"/>Resumen de problemas<text:bookmark-end text:name="__RefHeading___Toc1332_1263327447"/></text:h>
      <text:list xml:id="list95958347049534" text:continue-numbering="true" text:style-name="L1">
        <text:list-item>
          <text:p text:style-name="P6"/>
        </text:list-item>
      </text:list>
      <text:h text:style-name="Heading_20_1" text:outline-level="1"><text:bookmark-start text:name="__RefHeading___Toc1334_1263327447"/><text:bookmark text:name="h.x0fqjv6ph9g7"/>Resumen de recomendaciones<text:bookmark-end text:name="__RefHeading___Toc1334_1263327447"/></text:h>
      <text:list xml:id="list95959820609142" text:continue-numbering="true" text:style-name="L1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f9af5"/>
    </style:style>
    <style:style style:name="MP2" style:family="paragraph" style:parent-style-name="Header">
      <style:text-properties officeooo:paragraph-rsid="001e7795"/>
    </style:style>
    <style:style style:name="MT1" style:family="text">
      <style:text-properties officeooo:rsid="001f0c41"/>
    </style:style>
    <style:style style:name="MT2" style:family="text">
      <style:text-properties officeooo:rsid="0022aac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Usabilidad Web<text:tab/><text:tab/><text:span text:style-name="MT1">Evaluación Heurística: Informe Final</text:span></text:p>
      </style:header>
      <style:footer>
        <text:p text:style-name="MP2"><text:span text:style-name="MT2">Nombre del autor (o de los autores)</text:span><text:tab/><text:tab/>Página <text:page-number text:select-page="current">10</text:page-number> de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7:07:21.062748850</meta:creation-date>
    <dc:date>2016-08-20T09:59:58.207048781</dc:date>
    <meta:editing-duration>PT15M2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1" meta:paragraph-count="86" meta:word-count="619" meta:character-count="3754" meta:non-whitespace-character-count="3222"/>
  </office:meta>
</office:document-meta>
</file>